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Endnote">
      <style:text-properties fo:language="pl" fo:country="PL"/>
    </style:style>
    <style:style style:name="P7" style:family="paragraph" style:parent-style-name="Text_20_body">
      <style:text-properties fo:language="pl" fo:country="PL"/>
    </style:style>
    <style:style style:name="P8" style:family="paragraph" style:parent-style-name="Text_20_body">
      <style:paragraph-properties fo:text-align="center" style:justify-single-word="false"/>
      <style:text-properties fo:language="pl" fo:country="PL"/>
    </style:style>
    <style:style style:name="P9" style:family="paragraph" style:parent-style-name="Text_20_body">
      <style:text-properties fo:language="pl" fo:country="PL" fo:background-color="#ffff00"/>
    </style:style>
    <style:style style:name="P10" style:family="paragraph" style:parent-style-name="Text_20_body">
      <style:paragraph-properties fo:orphans="2" fo:widows="2"/>
      <style:text-properties style:font-name="Calibri1" fo:language="pl" fo:country="PL"/>
    </style:style>
    <style:style style:name="P11" style:family="paragraph" style:parent-style-name="Text_20_body">
      <style:paragraph-properties fo:margin-left="0cm" fo:margin-right="0cm" fo:orphans="2" fo:widows="2" fo:text-indent="1.251cm" style:auto-text-indent="false"/>
      <style:text-properties style:font-name="Calibri1"/>
    </style:style>
    <style:style style:name="P12" style:family="paragraph" style:parent-style-name="Überschrift_20_2">
      <style:text-properties fo:language="pl" fo:country="PL"/>
    </style:style>
    <style:style style:name="P13" style:family="paragraph" style:parent-style-name="Überschrift_20_2">
      <style:text-properties style:font-name="Calibri" fo:language="pl" fo:country="PL"/>
    </style:style>
    <style:style style:name="P14" style:family="paragraph" style:parent-style-name="Heading" style:master-page-name="MP0">
      <style:paragraph-properties style:page-number="auto" fo:break-before="page"/>
      <style:text-properties fo:language="pl" fo:country="PL"/>
    </style:style>
    <style:style style:name="P15" style:family="paragraph" style:parent-style-name="Dialog" style:list-style-name="L1">
      <style:paragraph-properties fo:orphans="2" fo:widows="2"/>
      <style:text-properties fo:language="pl" fo:country="PL"/>
    </style:style>
    <style:style style:name="P16" style:family="paragraph" style:parent-style-name="Dialog">
      <style:text-properties style:font-name="Calibri1"/>
    </style:style>
    <style:style style:name="P17" style:family="paragraph" style:parent-style-name="Dialog" style:list-style-name="L2">
      <style:text-properties style:font-name="Calibri1"/>
    </style:style>
    <style:style style:name="P18" style:family="paragraph" style:parent-style-name="Text_20_body">
      <style:text-properties style:font-name="Calibri1"/>
    </style:style>
    <style:style style:name="P19" style:family="paragraph" style:parent-style-name="Text_20_body">
      <style:text-properties style:font-name="Calibri" fo:language="pl" fo:country="PL"/>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
    </style:style>
    <style:style style:name="T10" style:family="text">
      <style:text-properties style:font-name="Calibri" fo:language="pl" fo:country="PL" fo:background-color="transparent"/>
    </style:style>
    <style:style style:name="T11" style:family="text">
      <style:text-properties style:font-name="Calibri" fo:language="pl" fo:country="PL" fo:background-color="#ffff00"/>
    </style:style>
    <style:style style:name="T12" style:family="text">
      <style:text-properties fo:background-color="#ffff00"/>
    </style:style>
    <style:style style:name="T13"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ynastia Sobieskich – tom II, „Pola Chwały”</text:p>
      <text:h text:style-name="P12" text:outline-level="2">Rozdział I</text:h>
      <text:p text:style-name="P7"/>
      <text:p text:style-name="P7">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6">Tak po kampanii 1672 roku Tatarzy i Turcy nazywali Jana Sobieskiego.</text:p></text:note-body></text:note></text:span></text:span><text:span text:style-name="T2">.</text:span></text:p>
      <text:p text:style-name="P7">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7">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7">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7">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7">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7">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7">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7"><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7">I wówczas wyruszyli.</text:p>
      <text:p text:style-name="P7">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6">Do dzisiaj niewielu o tym filozofowało. Historycznie, <text:span text:style-name="T12">TODO</text:span></text:p></text:note-body></text:note></text:span></text:span><text:span text:style-name="T2">. <text:s/>Zrobił jednak to, co też i tysiące innych chłopów ze zrujnowanych wsi, dał się zwerbować.</text:span></text:p>
      <text:p text:style-name="P7">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 ale i chwałę i przygody, a czasem łup.</text:p>
      <text:p text:style-name="P7">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7">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7"/>
      <text:h text:style-name="P12" text:outline-level="2">Rozdział II</text:h>
      <text:p text:style-name="P7">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7">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7">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7">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7">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7">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7"><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7">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7">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7">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
      <text:p text:style-name="P8">* <text:s/>* <text:s/>*</text:p>
      <text:p text:style-name="P7"/>
      <text:p text:style-name="P7">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7">Pojechał zatem de Gourdant do Rouen.</text:p>
      <text:p text:style-name="P7"><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7">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8"/>
      <text:p text:style-name="P8">* <text:s/>* <text:s/>*</text:p>
      <text:p text:style-name="P7">"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7"/>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7">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7">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6">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7">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7">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6">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6">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7">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7">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7"><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7"><text:s/></text:p>
      <text:h text:style-name="P13" text:outline-level="2">Rozdział III</text:h>
      <text:p text:style-name="P7">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7">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7">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9"><text:soft-page-break/>Tu będzie tyrada na temat zalet utraty niepodległości na rzecz imperium.</text:p>
      <text:p text:style-name="P7">Wstał teraz wojewoda trocki, Marcjan Ogiński, posesjonat możny i daleki hetmana Paca krewny.</text:p>
      <text:p text:style-name="P7">-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7">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7">Tu przerwał i spojrzał w twarze zgromadzonego narodu szlacheckiego. Wąsate oblicza Sarmatów z pewnym niezrozumieniem wpatrywały się w perorującego hetmana.</text:p>
      <text:p text:style-name="P7">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7">I tak Sapiehowie opuścili obrady konfederacji litewskiej w Widzach. Generał Gosiewski, widząc to, spytał hetmana Paca głosem przyciszonym:</text:p>
      <text:p text:style-name="P3">- Przejdą do Sobieskiego. Nie powstrzymamy ich?</text:p>
      <text:p text:style-name="P7">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Już większym mirem u szlachty litewskiej cieszył się Benedykt Sapieha, a to z racji zasług ojca</text:span><text:span text:style-name="Endnotenzeichen"><text:span text:style-name="T2"><text:note text:id="ftn6" text:note-class="endnote"><text:note-citation>6</text:note-citation><text:note-body><text:p text:style-name="P6">Paweł Jan Sapieha, zm. 1665, hetman wielki litewski, opisany w "Potopie" Sienkiewicza.</text:p></text:note-body></text:note></text:span></text:span><text:span text:style-name="T2"> 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7">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7">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7">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7"><text:soft-page-break/>Tego wieczora do obozu wmaszerowały wojska z Litwy przybyłe.</text:p>
      <text:p text:style-name="P7">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6">Relacja Erazma Otwinowskiego z 1699 roku</text:p></text:note-body></text:note></text:span></text:span><text:span text:style-name="T2">. </text:span></text:p>
      <text:p text:style-name="P7">Tydzień później nadciągnął pod Bar sam Sobieski, a i działa z Trembowli wreszcie dotarły. </text:p>
      <text:p text:style-name="P7">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9">Kryczy</text:span><text:span text:style-name="T5">ń</text:span><text:span text:style-name="T9">ski za</text:span><text:span text:style-name="T5">ś</text:span><text:span text:style-name="T9"> za zdrad</text:span><text:span text:style-name="T5">ę</text:span><text:span text:style-name="T9"> Rzeczypospolitej przed s</text:span><text:span text:style-name="T5">ę</text:span><text:span text:style-name="T9">dzi</text:span><text:span text:style-name="T5">ą</text:span><text:span text:style-name="T9"> najwy</text:span><text:span text:style-name="T5">ż</text:span><text:span text:style-name="T9">szym rachunek zdawa</text:span><text:span text:style-name="T5">ł</text:span>.</text:p>
      <text:p text:style-name="P7"/>
      <text:h text:style-name="P13" text:outline-level="2">Rozdział IV</text:h>
      <text:p text:style-name="P7">"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7">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7">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7">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7">Tak oto, mimo pory zimowej, ponownie ruszyła machina bojowa wielkiego państwa tureckiego. Może jeszcze da się skłonić Lachów do pokoju takiego, który nie byłby dla sułtana uwłaczający.</text:p>
      <text:p text:style-name="P7">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7">"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7">Dlatego, dla tych<text:span text:style-name="T5">ż</text:span><text:span text:style-name="T9">e plan</text:span><text:span text:style-name="T5">ó</text:span><text:span text:style-name="T9">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1">a</text:span></text:span></text:p>
      <text:p text:style-name="P7">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7">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7">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9">ogrodzcy do wojny z Lachami si</text:span><text:span text:style-name="T5">ę</text:span><text:span text:style-name="T9"> nie kwapili, lecz jeszcze mniej mieli ochot</text:span><text:span text:style-name="T5">ę</text:span><text:span text:style-name="T9"> stawia</text:span><text:span text:style-name="T5">ć</text:span><text:span text:style-name="T9"> czo</text:span><text:span text:style-name="T5">ł</text:span><text:span text:style-name="T9">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7"><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7">Chorągiew pana Starczyńskiego szła przez opuszczoną wieś Rudą w kierunku Chocimia na czele kolumny pu<text:span text:style-name="T5">ł</text:span><text:span text:style-name="T9">kowej </text:span>pana Modrzewskiego. Jabłonowski już w nocy wysłał trzy pułki, Bogusza, <text:span text:style-name="T5">Łą</text:span><text:span text:style-name="T9">ckiego i Modrzewskiego w</text:span><text:span text:style-name="T5">ł</text:span><text:span text:style-name="T9">a</text:span><text:span text:style-name="T5">ś</text:span><text:span text:style-name="T9">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7">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0">, a</text:span></text:span><text:span text:style-name="Absatz-Standardschriftart"><text:span text:style-name="T7">ż</text:span></text:span><text:span text:style-name="Absatz-Standardschriftart"><text:span text:style-name="T10"> mu pot zalewa</text:span></text:span><text:span text:style-name="Absatz-Standardschriftart"><text:span text:style-name="T7">ł</text:span></text:span><text:span text:style-name="Absatz-Standardschriftart"><text:span text:style-name="T10"> oczy. I to pomimo mro</text:span></text:span><text:span text:style-name="Absatz-Standardschriftart"><text:span text:style-name="T7">ź</text:span></text:span><text:span text:style-name="Absatz-Standardschriftart"><text:span text:style-name="T10">nego powietrza i </text:span></text:span><text:span text:style-name="Absatz-Standardschriftart"><text:span text:style-name="T7">ś</text:span></text:span><text:span text:style-name="Absatz-Standardschriftart"><text:span text:style-name="T10">niegu, zalegaj</text:span></text:span><text:span text:style-name="Absatz-Standardschriftart"><text:span text:style-name="T7">ą</text:span></text:span><text:span text:style-name="Absatz-Standardschriftart"><text:span text:style-name="T10">cego w ca</text:span></text:span><text:span text:style-name="Absatz-Standardschriftart"><text:span text:style-name="T7">ł</text:span></text:span><text:span text:style-name="Absatz-Standardschriftart"><text:span text:style-name="T10">ej dolinie Dniestru. Dobry mia</text:span></text:span><text:span text:style-name="Absatz-Standardschriftart"><text:span text:style-name="T7">ł</text:span></text:span><text:span text:style-name="Absatz-Standardschriftart"><text:span text:style-name="T10"> widok Peter na t</text:span></text:span><text:span text:style-name="Absatz-Standardschriftart"><text:span text:style-name="T7">ę</text:span></text:span><text:span text:style-name="Absatz-Standardschriftart"><text:span text:style-name="T10">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7">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7">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P7">Pana Sieniawskiego <text:span text:style-name="T5">zdumienie</text:span><text:span text:style-name="T9"> ogarn</text:span><text:span text:style-name="T5">ęło</text:span><text:span text:style-name="T9"> na widok oddalaj</text:span><text:span text:style-name="T5">ą</text:span><text:span text:style-name="T9">cych si</text:span><text:span text:style-name="T5">ę</text:span><text:span text:style-name="T9"> w po</text:span><text:span text:style-name="T5">ś</text:span><text:span text:style-name="T9">cigu za Tatarami kawalerzyst</text:span><text:span text:style-name="T5">ó</text:span><text:span text:style-name="T9">w. Nie taki by</text:span><text:span text:style-name="T5">ł</text:span><text:span text:style-name="T9"> plan! Czy tego Jab</text:span><text:span text:style-name="T5">ł</text:span><text:span text:style-name="T9">onowskiego ponios</text:span><text:span text:style-name="T5">ł</text:span><text:span text:style-name="T9">o, czy sam szuka chwa</text:span><text:span text:style-name="T5">ł</text:span><text:span text:style-name="T9">y? Niepodobne to do niego, zwykle przecie</text:span><text:span text:style-name="T5">ż</text:span><text:span text:style-name="T9"> sw</text:span><text:span text:style-name="T5">ą</text:span><text:span text:style-name="T9"> </text:span><text:span text:style-name="T5">żą</text:span><text:span text:style-name="T9">dz</text:span><text:span text:style-name="T5">ę</text:span><text:span text:style-name="T9"> krwi wcale niesarmack</text:span><text:span text:style-name="T5">ą ostrożnością poskramiał. To teraz cała chwała na mnie, gdym tu sam ostał, spadnie.</text:span></text:p>
      <text:p text:style-name="P7"><text:span text:style-name="T5">I rzeczywiście, ruch w obozie tureckim pod Chocimiem, obserwowany przez cały poranek, wzmógł się teraz, i nim wczesny zimowy wieczór nastał, cała armia Kapłana Paszy ustawiła naprzeciw fortyfikacji polskich. I zacz</text:span><text:span text:style-name="T5">ęł</text:span><text:span text:style-name="T5">o si</text:span><text:span text:style-name="T5">ę</text:span><text:span text:style-name="T5">. Turcy zaatakowali jednocześnie w trzech miejscach. Na lewym Sieniawskiego skrzydle wyborowy przyboczny korpus wielkiego wezyra oraz kozacy, w centrum gwardia janczarska Kapłana Paszy i paszy Diaberkiru, na prawym jazda – sipahowie, oddziały mołdawskie oraz oddziały beja Sofii, które miały wedrzeć się gwałtowną szarżą wzdłuż wąskiej doliny łagodnie opadającej ku Dniestrowi, gdzie biegła droga z Chocimia do Otacza. </text:span></text:p>
      <text:p text:style-name="P7"><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się za okop, wstał i muszkiet nabijać począł, w tym czasie piechur z drugiego szeregu na okop wspiął </text:span><text:soft-page-break/><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4792139436441560464" text:style-name="L1">
        <text:list-header>
          <text:p text:style-name="P15">- To teraz wóz albo przewóz...</text:p>
        </text:list-header>
      </text:list>
      <text:p text:style-name="P10">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9"> historyczna. Wsp</text:span><text:span text:style-name="T5">ół</text:span><text:span text:style-name="T9">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9">ywane jako kr</text:span><text:span text:style-name="T5">ó</text:span><text:span text:style-name="T9">tkie kopie. Prawdziwych kopii husaria w walkach z Turkami nie u</text:span><text:span text:style-name="T5">ż</text:span><text:span text:style-name="T9">ywa</text:span><text:span text:style-name="T5">ł</text:span><text:span text:style-name="T9">a, bowiem turecka piechota nie dysponowa</text:span><text:span text:style-name="T5">ł</text:span><text:span text:style-name="T9">a formacjami pikinier</text:span><text:span text:style-name="T5">ó</text:span><text:span text:style-name="T9">w. Wojsko osma</text:span><text:span text:style-name="T5">ń</text:span><text:span text:style-name="T9">skie polega</text:span><text:span text:style-name="T5">ł</text:span><text:span text:style-name="T9">o bowiem na swej bardzo licznej kawalerii (</text:span><text:span text:style-name="T5">ś</text:span><text:span text:style-name="T9">rednich sipahach i ci</text:span><text:span text:style-name="T5">ęż</text:span><text:span text:style-name="T9">kich, acz nielicznych deli), aby znosi</text:span><text:span text:style-name="T5">ć</text:span><text:span text:style-name="T9"> kawaleri</text:span><text:span text:style-name="T5">ę</text:span><text:span text:style-name="T9"> wroga. To oczywi</text:span><text:span text:style-name="T5">ś</text:span><text:span text:style-name="T9">cie wystarcza</text:span><text:span text:style-name="T5">ł</text:span><text:span text:style-name="T9">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9"> rzek</text:span><text:span text:style-name="T5">ą</text:span><text:span text:style-name="T9">, za</text:span><text:span text:style-name="T5">ś</text:span><text:span text:style-name="T9"> Kapłan Pasza po naradzie z swoimi dowódcami kaza</text:span><text:span text:style-name="T5">ł</text:span><text:span text:style-name="T9"> zaprzestać walki i wycofać swoje zmęczone oddziały do obozu, dla ogrzania się i odpoczynku. Dla wielu tysi</text:span><text:span text:style-name="T5">ę</text:span><text:span text:style-name="T9">cy jego wojak</text:span><text:span text:style-name="T5">ó</text:span><text:span text:style-name="T9">w ten rozkaz przyszed</text:span><text:span text:style-name="T5">ł</text:span><text:span text:style-name="T9">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1">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411595108063875702" text:style-name="L2">
        <text:list-header>
          <text:p text:style-name="P17">-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6"><text:soft-page-break/></text:p>
      <text:p text:style-name="P18">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16">- Nie mam nawet kim ich teraz ścigać, do rana rzecz ta poczekać musi, przez tchórzostwo tatarskie!</text:p>
      <text:p text:style-name="P18"><text:s/>W tym dniu powstała nienawiść wielka pomiędzy chanem a tureckim dowódcą. </text:p>
      <text:p text:style-name="P18">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16">- A co tam na bisurmańskim brzegu o wojskach wroga wiecie?</text:p>
      <text:p text:style-name="P16">-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16">- Z Tatary i sipahi jużeśmy się poznali, janczarów jednak tylu nie widzieliśmy, gdzie się oni dziś podziewali?</text:p>
      <text:p text:style-name="P16">- Wasza dostojność, wraży wódz więcej niż połowę piechoty dziś w rezerwie trzymał i potem w porządku do obozu wycofał...</text:p>
      <text:p text:style-name="P16">- Widno Jabłonowskiego się obawiał. Jutro zaś ich do ataku rzuci. Przecie i armaty wreszcie przeprawi...</text:p>
      <text:p text:style-name="P16">- Armat on nie ma, bo pośpiesznie wyprawę przygotował, a te co ze sobą wziął, to mu je rozwaliliśmy..! Wasza dostojność wybaczy, że w słowo wpadam..</text:p>
      <text:p text:style-name="P16">Tu ugiął się żołnierz w pokłonie.</text:p>
      <text:p text:style-name="P16">- A toś mi zuch! Prawdziwie kawalerska w waszmościach fantazja! Wasze kim jesteś, jakim znakiem się pieczętujesz?</text:p>
      <text:p text:style-name="P16">- Nie jestem szlachcicem polskim, lecz Wołochem służącym Rzeczypospolitej. Mircea na mnie wołają, a z Ploiesti pochodzę.</text:p>
      <text:p text:style-name="P18">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a Sieniawskiego, pod Łastawce, dragoni spod Kamieńca. Oprócz nich nadszedł nad pola walk mróz.</text:p>
      <text:p text:style-name="P18">Skończyła się ostatnia warta nocna. Szymon wstał i poderwał swego konia, obok którego spał, następnie zaczął go czyścić. Szykował się na kolejny nudny dzień oblężenia, tym razem jednak pomiędzy dragonami przebiegli podoficerowie i zakomenderowali, że wraz cała rota na koń siadać i przy bramie chocimskiej obozu zbierać się ma.</text:p>
      <text:p text:style-name="P18">Zaraz tedy cała brygada dragońska Dönnemarka, okutana w koce</text:p>
      <text:p text:style-name="P18"><text:soft-page-break/>Nagle trąbka zabrzmiała, zabrzmiał głos oficera: „Rotte! Links rum! Do szabel!” i pierwsze szeregi przyspieszyły do kłusa. Podniósłszy wzrok, Szymon ujrzał drobne sylwetki na drobnych konikach, ku którym teraz jechali.</text:p>
      <text:p text:style-name="P16">- Tatarów spychamy – rzekł weteran Pliszka, biorąc swój pałasz.</text:p>
      <text:p text:style-name="P16">- Mieliśmy walczyć tylko pieszo – odparł Szymon chwytając niepewnie za swój.</text:p>
      <text:p text:style-name="P18"/>
      <text:p text:style-name="P18">Starczy<text:span text:style-name="T5">ń</text:span>ski wraca wraz z wojskami Jab<text:span text:style-name="T5">ł</text:span>onowskiego.</text:p>
      <text:p text:style-name="P18"/>
      <text:p text:style-name="P19"/>
      <text:p text:style-name="P7">Bitwa wielka</text:p>
      <text:p text:style-name="P7">Zawarcie rozejmu</text:p>
      <text:p text:style-name="P7">Gromienie Kozaków</text:p>
      <text:p text:style-name="P7"/>
      <text:p text:style-name="P7"/>
      <text:p text:style-name="P7"/>
      <text:p text:style-name="P4"/>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15T22:28:08.40</dc:date>
    <meta:editing-cycles>946</meta:editing-cycles>
    <meta:editing-duration>PT8H34M40S</meta:editing-duration>
    <meta:document-statistic meta:table-count="0" meta:image-count="0" meta:object-count="0" meta:page-count="23" meta:paragraph-count="197" meta:word-count="11159" meta:character-count="7553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